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Itálic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036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textarea-vertical-align="middle" draw:auto-grow-height="true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draw:textarea-vertical-align="top" fo:min-height="11.928cm"/>
    </style:style>
    <style:style style:name="pr6" style:family="presentation" style:parent-style-name="Padrão-outline1">
      <style:graphic-properties fo:min-height="11.928cm"/>
    </style:style>
    <style:style style:name="co1" style:family="table-column">
      <style:table-column-properties style:column-width="6.316cm" style:use-optimal-column-width="false"/>
    </style:style>
    <style:style style:name="co2" style:family="table-column">
      <style:table-column-properties style:column-width="9.225cm" style:use-optimal-column-width="false"/>
    </style:style>
    <style:style style:name="co3" style:family="table-column">
      <style:table-column-properties style:column-width="8.859cm" style:use-optimal-column-width="false"/>
    </style:style>
    <style:style style:name="ro1" style:family="table-row">
      <style:table-row-properties style:row-height="1.893cm"/>
    </style:style>
    <style:style style:name="ro2" style:family="table-row">
      <style:table-row-properties style:row-height="1.846cm"/>
    </style:style>
    <style:style style:name="ce1" style:family="table-cell">
      <style:graphic-properties draw:fill="none" style:repeat="repeat" draw:textarea-vertical-align="middle"/>
      <style:paragraph-properties fo:text-align="center" fo:border="0.57pt solid #99cc99"/>
      <style:text-properties fo:font-size="28pt" fo:text-shadow="none" style:font-size-asian="28pt" style:font-size-complex="28pt"/>
    </style:style>
    <style:style style:name="ce2" style:family="table-cell">
      <style:graphic-properties draw:fill="none" style:repeat="repeat" draw:textarea-vertical-align="middle"/>
      <style:paragraph-properties fo:text-align="center" fo:border="0.57pt solid #99cc99"/>
      <style:text-properties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57pt solid #99cc99"/>
      <style:text-properties fo:font-size="28pt" fo:text-shadow="none" fo:font-weight="bold" style:font-size-asian="28pt" style:font-weight-asian="bold" style:font-size-complex="28pt" style:font-weight-complex="bold"/>
    </style:style>
    <style:style style:name="ce4" style:family="table-cell">
      <style:graphic-properties draw:fill="none" style:repeat="repeat" draw:textarea-vertical-align="middle"/>
      <style:paragraph-properties fo:text-align="start" fo:border="0.57pt solid #99cc99"/>
      <style:text-properties fo:font-size="28pt" fo:text-shadow="none" style:font-size-asian="28pt" style:font-size-complex="28pt"/>
    </style:style>
    <style:style style:name="P1" style:family="paragraph">
      <style:text-properties fo:color="#669900" style:font-name="Trebuchet MS1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  <style:text-properties style:font-name="Trebuchet MS1"/>
    </style:style>
    <style:style style:name="P5" style:family="paragraph">
      <style:text-properties fo:color="#669900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left="0cm" fo:margin-right="0cm" fo:margin-top="0cm" fo:margin-bottom="0cm" fo:text-align="justify" fo:text-indent="0cm"/>
    </style:style>
    <style:style style:name="P8" style:family="paragraph">
      <style:paragraph-properties fo:margin-top="0cm" fo:margin-bottom="0cm" fo:text-align="start"/>
      <style:text-properties style:font-name="Trebuchet MS1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fo:text-align="justify"/>
    </style:style>
    <style:style style:name="P11" style:family="paragraph">
      <style:paragraph-properties fo:margin-top="0cm" fo:margin-bottom="0cm" fo:text-align="end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style:paragraph-properties fo:margin-top="0cm" fo:margin-bottom="0cm"/>
      <style:text-properties style:font-name="Trebuchet MS1"/>
    </style:style>
    <style:style style:name="P15" style:family="paragraph">
      <style:text-properties fo:font-size="20pt"/>
    </style:style>
    <style:style style:name="T1" style:family="text">
      <style:text-properties fo:color="#669900" style:font-name="Trebuchet MS1"/>
    </style:style>
    <style:style style:name="T2" style:family="text">
      <style:text-properties style:font-name="Trebuchet MS1" fo:font-weight="bold" style:font-weight-asian="bold" style:font-weight-complex="bold"/>
    </style:style>
    <style:style style:name="T3" style:family="text">
      <style:text-properties style:font-name="Trebuchet MS1"/>
    </style:style>
    <style:style style:name="T4" style:family="text">
      <style:text-properties style:font-name="Trebuchet MS1" fo:font-weight="normal" style:font-weight-asian="normal" style:font-weight-complex="normal"/>
    </style:style>
    <style:style style:name="T5" style:family="text">
      <style:text-properties style:font-name="Trebuchet MS1" style:text-underline-style="solid" style:text-underline-width="auto" style:text-underline-color="font-color"/>
    </style:style>
    <style:style style:name="T6" style:family="text">
      <style:text-properties style:font-name="Trebuchet MS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Trebuchet MS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Trebuchet MS1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Trebuchet M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font-name="Trebuchet MS1" fo:font-size="28pt" fo:text-shadow="none" fo:font-weight="bold" style:font-size-asian="28pt" style:font-weight-asian="bold" style:font-size-complex="28pt" style:font-weight-complex="bold"/>
    </style:style>
    <style:style style:name="T11" style:family="text">
      <style:text-properties style:font-name="Trebuchet MS1" fo:font-size="28pt" fo:text-shadow="none" style:font-size-asian="28pt" style:font-size-complex="2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rebuchet MS1" fo:font-size="26pt" fo:font-weight="normal" style:font-size-asian="26pt" style:font-weight-asian="normal" style:font-size-complex="26pt" style:font-weight-complex="normal"/>
    </style:style>
    <style:style style:name="T15" style:family="text">
      <style:text-properties style:font-name="Trebuchet MS1" fo:font-size="26pt" fo:font-weight="bold" style:font-size-asian="26pt" style:font-weight-asian="bold" style:font-size-complex="26pt" style:font-weight-complex="bold"/>
    </style:style>
    <style:style style:name="T16" style:family="text">
      <style:text-properties style:font-name="Trebuchet MS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eu Tédio ∞ Mídia Kit</text:span></text:p>
          </draw:text-box>
        </draw:frame>
        <draw:frame presentation:style-name="pr2" draw:text-style-name="P4" draw:layer="layout" svg:width="25.199cm" svg:height="14.488cm" svg:x="1.4cm" svg:y="4.635cm" presentation:class="subtitle" presentation:user-transformed="true">
          <draw:text-box>
            <text:p text:style-name="P2"><text:span text:style-name="T2">O blog</text:span></text:p>
            <text:p text:style-name="P2"><text:span text:style-name="T2"/></text:p>
            <text:p text:style-name="P3"><text:span text:style-name="T3">Atualizado no mínimo uma vez por semana, o </text:span><text:span text:style-name="T2">Meu Tédio - </text:span><text:span text:style-name="T2"><text:a xlink:href="http://www.meutedio.com.br/" xlink:type="simple">www.meutedio.com.br</text:a></text:span><text:span text:style-name="T4"> -</text:span><text:span text:style-name="T3"> é um blog pessoal com </text:span><text:span text:style-name="T5">dicas, resenhas e tutoriais</text:span><text:span text:style-name="T3"> em </text:span><text:span text:style-name="T2">texto</text:span><text:span text:style-name="T3"> sobre vários assuntos que fazem parte da vida da autora. P</text:span><text:span text:style-name="T4">erfumaria</text:span><text:span text:style-name="T3">, consumo consciente, organização, televisão, comunicação social e concursos públicos estão entre os temas mais abordados. O blog também realiza sorteios mensais, principalmente de perfumes.</text:span></text:p>
          </draw:text-box>
        </draw:frame>
        <anim:par presentation:node-type="timing-root">
          <anim:par smil:begin="id1.begin">
            <anim:transitionFilter smil:dur="1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xml:id="id2" draw:id="id2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5" draw:text-style-name="P8" draw:layer="layout" svg:width="25.199cm" svg:height="15.086cm" svg:x="1.4cm" svg:y="4.914cm" presentation:class="outline" presentation:user-transformed="true">
          <draw:text-box>
            <text:p text:style-name="P6"><text:span text:style-name="T6">A autora</text:span></text:p>
            <text:p text:style-name="P6"><text:span text:style-name="T2"/></text:p>
            <text:p text:style-name="P7"><text:span text:style-name="T2">Helen Fernanda</text:span><text:span text:style-name="T3"> nasceu em 1985, reside em Goiânia e é </text:span><text:span text:style-name="T2">jornalista</text:span><text:span text:style-name="T3"> especializada em </text:span><text:span text:style-name="T2">comunicação e marketing</text:span><text:span text:style-name="T3">. Atualmente é servidora pública e trabalha como editora de texto do Jornal Brasil Central, telejornal da TV Brasil Central, emissora estatal goiana afiliada à TV Cultura.</text:span></text:p>
            <text:p text:style-name="P7"><text:span text:style-name="T3"/></text:p>
            <text:p text:style-name="P7"><text:span text:style-name="T3">Currículo: </text:span><text:span text:style-name="T3"><text:a xlink:href="http://www.helen.jor.br/" xlink:type="simple">www.helen.jor.br</text:a></text:span><text:span text:style-name="T3">.</text:span></text:p>
          </draw:text-box>
        </draw:fram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xml:id="id3" draw:id="id3"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p text:style-name="P9"><text:span text:style-name="T2">Destaques do blog</text:span></text:p>
            <text:p text:style-name="P9"><text:span text:style-name="T3"/></text:p>
            <text:p text:style-name="P10"><text:span text:style-name="T3">Mesmo sendo um um blog multitemático, o Meu Tédio consegue se destacar e ser referência em tópicos como </text:span><text:span text:style-name="T2">perfumaria e cosméticos</text:span><text:span text:style-name="T4">, dicas sobre como sintonizar </text:span><text:span text:style-name="T2">HDTV</text:span><text:span text:style-name="T4">, dicas para aprender e treinar </text:span><text:span text:style-name="T2">idiomas</text:span><text:span text:style-name="T4">, tutoriais para </text:span><text:span text:style-name="T2">redes sociais</text:span><text:span text:style-name="T4"> e dicas de </text:span><text:span text:style-name="T2">língua portuguesa</text:span><text:span text:style-name="T4">.</text:span></text:p>
          </draw:text-box>
        </draw:frame>
        <anim:par presentation:node-type="timing-root">
          <anim:par smil:begin="id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xml:id="id4" draw:id="id4"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6" draw:text-style-name="P8" draw:layer="layout" svg:width="25.199cm" svg:height="15.086cm" svg:x="1.4cm" svg:y="5.114cm" presentation:class="outline" presentation:user-transformed="true">
          <draw:text-box>
            <text:p text:style-name="P9"><text:span text:style-name="T2">Estatísticas do mês</text:span></text:p>
            <text:p text:style-name="P9"><text:span text:style-name="T2"/></text:p>
            <text:p text:style-name="P9"><text:span text:style-name="T4">De 8 de junho de 2015 a 8 de julho de 2015, o blog registrou:</text:span></text:p>
            <text:p text:style-name="P9"><text:span text:style-name="T2"/></text:p>
            <text:list text:style-name="L2">
              <text:list-item>
                <text:p text:style-name="P9"><text:span text:style-name="T4">120.603 visualizações de páginas;</text:span></text:p>
              </text:list-item>
              <text:list-item>
                <text:p text:style-name="P9"><text:span text:style-name="T4">77.068 sessões;</text:span></text:p>
              </text:list-item>
              <text:list-item>
                <text:p text:style-name="P9"><text:span text:style-name="T4">66.665 visitantes;</text:span></text:p>
              </text:list-item>
              <text:list-item>
                <text:p text:style-name="P9"><text:span text:style-name="T4">média de 00:01:15 por sessão;</text:span></text:p>
              </text:list-item>
              <text:list-item>
                <text:p text:style-name="P9"><text:span text:style-name="T4">média de 1,56 páginas por sessão.</text:span></text:p>
                <text:p text:style-name="P11"><text:span text:style-name="T7"/></text:p>
              </text:list-item>
            </text:list>
            <text:p text:style-name="P11"><text:span text:style-name="T8"/></text:p>
            <text:p text:style-name="P11"><text:span text:style-name="T8">Fonte: Google Analytics</text:span></text:p>
            <text:list text:continue-numbering="true" text:style-name="L2">
              <text:list-header>
                <text:p text:style-name="P9"><text:span text:style-name="T4"/></text:p>
              </text:list-header>
            </text:list>
            <text:p text:style-name="P9"><text:span text:style-name="T4"/></text:p>
            <text:p text:style-name="P9"><text:span text:style-name="T3"/></text:p>
            <text:p text:style-name="P9"><text:span text:style-name="T3"/></text:p>
          </draw:text-box>
        </draw:frame>
        <anim:par presentation:node-type="timing-root">
          <anim:par smil:begin="id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xml:id="id5" draw:id="id5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p text:style-name="P9"><text:span text:style-name="T2">Fãs e seguidores da autora e do blog</text:span></text:p>
          </draw:text-box>
        </draw:frame>
        <draw:frame draw:style-name="standard" draw:layer="layout" svg:width="24.399cm" svg:height="9.417cm" svg:x="1.6cm" svg:y="7.4cm">
          <table:table table:template-name="green" table:use-first-row-styles="true" table:use-last-row-styles="true" table:use-first-column-styles="true" table:use-last-column-styles="true" table:use-banding-rows-styles="true" table:use-banding-column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2"><text:span text:style-name="T9">Helen Fernanda</text:span></text:p>
              </table:table-cell>
              <table:table-cell table:style-name="ce3">
                <text:p text:style-name="P12"><text:span text:style-name="T10">Meu Tédio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1">Twitter</text:span></text:p>
              </table:table-cell>
              <table:table-cell>
                <text:p text:style-name="P2"><text:span text:style-name="T11">2.175</text:span></text:p>
              </table:table-cell>
              <table:table-cell>
                <text:p text:style-name="P2"><text:span text:style-name="T11">9.551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1">Facebook</text:span></text:p>
              </table:table-cell>
              <table:table-cell>
                <text:p text:style-name="P2"><text:span text:style-name="T11">2.866</text:span></text:p>
              </table:table-cell>
              <table:table-cell>
                <text:p text:style-name="P2"><text:span text:style-name="T11">386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1">Feedburner</text:span></text:p>
              </table:table-cell>
              <table:table-cell>
                <text:p text:style-name="P2"><text:span text:style-name="T11">redirecionado</text:span></text:p>
              </table:table-cell>
              <table:table-cell>
                <text:p text:style-name="P2"><text:span text:style-name="T11">928</text:span></text:p>
              </table:table-cell>
            </table:table-row>
            <table:table-row table:style-name="ro2" table:default-cell-style-name="ce4">
              <table:table-cell>
                <text:p text:style-name="P2"><text:span text:style-name="T11">Google Plus</text:span></text:p>
              </table:table-cell>
              <table:table-cell>
                <text:p text:style-name="P2"><text:span text:style-name="T11">2.256</text:span></text:p>
              </table:table-cell>
              <table:table-cell>
                <text:p text:style-name="P2"><text:span text:style-name="T11">42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xml:id="id6" draw:id="id6"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6" draw:text-style-name="P8" draw:layer="layout" svg:width="25.199cm" svg:height="15.086cm" svg:x="1.4cm" svg:y="4.914cm" presentation:class="outline" presentation:user-transformed="true">
          <draw:text-box>
            <text:p text:style-name="P9"><text:span text:style-name="T2">Sexo e idade</text:span></text:p>
            <text:p text:style-name="P9"><text:span text:style-name="T4"/></text:p>
            <text:list text:style-name="L2">
              <text:list-item>
                <text:p text:style-name="P9"><text:span text:style-name="T4">63,1% dos visitantes são mulheres.</text:span></text:p>
              </text:list-item>
              <text:list-item>
                <text:p text:style-name="P9"><text:span text:style-name="T4">39,88% dos visitantes têm entre 25 e 34 anos, faixa etária da autora do blog.</text:span></text:p>
              </text:list-item>
              <text:list-item>
                <text:p text:style-name="P9"><text:span text:style-name="T4">30,83% dos visitantes têm entre 18 e 24 anos.</text:span></text:p>
                <text:p text:style-name="P9"><text:span text:style-name="T4"/></text:p>
              </text:list-item>
            </text:list>
            <text:p text:style-name="P9"><text:span text:style-name="T4">Público predominante: </text:span><text:span text:style-name="T2">jovens adultas</text:span><text:span text:style-name="T4"> com idade entre </text:span><text:span text:style-name="T2">18 e 34 anos</text:span><text:span text:style-name="T4">, lembrando que o Google Analytics não registra visitas de menores de 18 anos.</text:span></text:p>
            <text:p text:style-name="P9"><text:span text:style-name="T4"/></text:p>
            <text:p text:style-name="P11"><text:span text:style-name="T8">Fonte: Google Analytics (08/06/2015 a 08/07/2015)</text:span></text:p>
          </draw:text-box>
        </draw:frame>
        <anim:par presentation:node-type="timing-root">
          <anim:par smil:begin="id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xml:id="id7" draw:id="id7"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6" draw:text-style-name="P6" draw:layer="layout" svg:width="25.199cm" svg:height="12.178cm" svg:x="1.4cm" svg:y="4.914cm" presentation:class="outline" presentation:user-transformed="true">
          <draw:text-box>
            <text:p text:style-name="P9"><text:span text:style-name="T12"/></text:p>
            <text:p text:style-name="P9"><text:span text:style-name="T13"/></text:p>
          </draw:text-box>
        </draw:frame>
        <draw:frame draw:style-name="gr2" draw:text-style-name="P14" draw:layer="layout" svg:width="25.6cm" svg:height="15.286cm" svg:x="1.4cm" svg:y="4.914cm">
          <draw:text-box>
            <text:p text:style-name="P9"><text:span text:style-name="T6">Localização</text:span></text:p>
            <text:p text:style-name="P9"><text:span text:style-name="T4"/></text:p>
            <text:p text:style-name="P9"><text:span text:style-name="T14">94,64% dos visitantes moram no Brasil. Na ordem, os 7 estados brasileiros que mais visitam são: SP, RJ, MG, PR, BA, </text:span><text:span text:style-name="T15">GO </text:span><text:span text:style-name="T14">e RS. 6 desses estados são os mais populosos do Brasil: SP, MG, RJ, BA, RS e PR nessa ordem.</text:span></text:p>
            <text:p text:style-name="P9"><text:span text:style-name="T14"/></text:p>
            <text:p text:style-name="P9"><text:span text:style-name="T15">Goiás</text:span><text:span text:style-name="T14">, estado onde mora a blogueira, é o 12º mais populoso do Brasil e o 6º que mais leva visitantes ao Meu Tédio.</text:span></text:p>
            <text:p text:style-name="P9"><text:span text:style-name="T14"/></text:p>
            <text:p text:style-name="P9"><text:span text:style-name="T14">O </text:span><text:span text:style-name="T15">Distrito Federal</text:span><text:span text:style-name="T14">, 20ª unidade federativa mais populosa do Brasil, é a 11ª entre os visitantes do blog.</text:span></text:p>
            <text:p text:style-name="P9"><text:span text:style-name="T4"/></text:p>
            <text:p text:style-name="P13"><text:span text:style-name="T8">Fontes: Google Analytics (08/06/2015 a 08/07/2015) e IBGE 2014</text:span></text:p>
          </draw:text-box>
        </draw:frame>
        <anim:par presentation:node-type="timing-root">
          <anim:par smil:begin="id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xml:id="id8" draw:id="id8">
        <draw:frame presentation:style-name="pr4" draw:text-style-name="P5" draw:layer="layout" svg:width="25.199cm" svg:height="3.506cm" svg:x="1.4cm" svg:y="0.837cm" presentation:class="title">
          <draw:text-box>
            <text:p><text:span text:style-name="T1">Meu Tédio ∞ Mídia Kit</text:span></text:p>
          </draw:text-box>
        </draw:frame>
        <draw:frame presentation:style-name="pr6" draw:text-style-name="P8" draw:layer="layout" svg:width="25.199cm" svg:height="14.886cm" svg:x="1.4cm" svg:y="4.914cm" presentation:class="outline" presentation:user-transformed="true">
          <draw:text-box>
            <text:p text:style-name="P9"><text:span text:style-name="T16">Parcerias para sorteios e resenhas</text:span></text:p>
            <text:p text:style-name="P9"><text:span text:style-name="T2"/></text:p>
            <text:p text:style-name="P9"><text:span text:style-name="T4">Por se tratar de um blog com dicas, </text:span><text:span text:style-name="T2">resenhas</text:span><text:span text:style-name="T4">, tutoriais e </text:span><text:span text:style-name="T2">sorteios</text:span><text:span text:style-name="T4">, as marcas que almejam ser citadas no blog podem enviar as informações ou os produtos diretamente para a autora, sem pagamento em dinheiro para nenhuma das partes.</text:span></text:p>
            <text:p text:style-name="P9"><text:span text:style-name="T4"/></text:p>
            <text:p text:style-name="P9"><text:span text:style-name="T4">Outras propostas de parceria serão analisadas.</text:span></text:p>
            <text:p text:style-name="P9"><text:span text:style-name="T4"/></text:p>
            <text:p text:style-name="P9"><text:span text:style-name="T4"><text:a xlink:href="http://www.meutedio.com.br/p/contato.html" xlink:type="simple">www.meutedio.com.br/p/contato.html</text:a>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anim:par presentation:node-type="timing-root">
          <anim:par smil:begin="id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Itálic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6:48:50.310313893</meta:creation-date>
    <dc:date>2015-08-20T17:31:42.629541102</dc:date>
    <meta:editing-duration>PT1H59M13S</meta:editing-duration>
    <meta:editing-cycles>14</meta:editing-cycles>
    <meta:generator>LibreOffice/4.2.8.2$Linux_x86 LibreOffice_project/420m0$Build-2</meta:generator>
    <meta:document-statistic meta:object-count="55"/>
  </office:meta>
</office:document-meta>
</file>